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d5a3" officeooo:paragraph-rsid="001ad5a3"/>
    </style:style>
    <style:style style:name="P2" style:family="paragraph" style:parent-style-name="Standard">
      <style:text-properties fo:font-size="10pt" officeooo:paragraph-rsid="001ad5a3" style:font-size-asian="10pt" style:font-size-complex="10pt"/>
    </style:style>
    <style:style style:name="P3" style:family="paragraph" style:parent-style-name="Standard">
      <style:text-properties fo:font-size="10pt" officeooo:rsid="001ad5a3" officeooo:paragraph-rsid="001ad5a3" style:font-size-asian="10pt" style:font-size-complex="10pt"/>
    </style:style>
    <style:style style:name="P4" style:family="paragraph" style:parent-style-name="Standard">
      <style:text-properties fo:font-variant="normal" fo:text-transform="none" fo:color="#000000" style:font-name="Times New Roman" fo:font-size="10pt" fo:letter-spacing="normal" fo:font-style="normal" fo:font-weight="normal" officeooo:rsid="001ad5a3" officeooo:paragraph-rsid="001ad5a3" style:font-size-asian="10pt" style:font-size-complex="10pt"/>
    </style:style>
    <style:style style:name="P5" style:family="paragraph" style:parent-style-name="Standard">
      <style:text-properties fo:font-variant="normal" fo:text-transform="none" fo:color="#000000" style:font-name="Times New Roman" fo:font-size="10pt" fo:letter-spacing="normal" fo:font-style="normal" fo:font-weight="normal" officeooo:rsid="001ad763" officeooo:paragraph-rsid="001ad763" style:font-size-asian="10pt" style:font-size-complex="10pt"/>
    </style:style>
    <style:style style:name="P6" style:family="paragraph" style:parent-style-name="Standard">
      <style:text-properties fo:font-variant="normal" fo:text-transform="none" fo:color="#000000" style:font-name="Times New Roman" fo:font-size="10pt" fo:letter-spacing="normal" fo:font-style="normal" fo:font-weight="normal" officeooo:rsid="001bef79" officeooo:paragraph-rsid="001bef79" style:font-size-asian="10pt" style:font-size-complex="10pt"/>
    </style:style>
    <style:style style:name="P7" style:family="paragraph" style:parent-style-name="Standard">
      <style:text-properties fo:font-size="10pt" officeooo:rsid="001bef79" officeooo:paragraph-rsid="001bef79" style:font-size-asian="10pt" style:font-size-complex="10pt"/>
    </style:style>
    <style:style style:name="P8" style:family="paragraph" style:parent-style-name="Standard">
      <style:paragraph-properties fo:text-align="center" style:justify-single-word="false"/>
      <style:text-properties fo:font-size="10pt" style:text-underline-style="solid" style:text-underline-width="auto" style:text-underline-color="font-color" fo:font-weight="bold" officeooo:rsid="001ad763" officeooo:paragraph-rsid="001ad763"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officeooo:rsid="001ad5a3" officeooo:paragraph-rsid="001ad5a3"/>
    </style:style>
    <style:style style:name="T1" style:family="text">
      <style:text-properties officeooo:rsid="001ad5a3"/>
    </style:style>
    <style:style style:name="T2" style:family="text">
      <style:text-properties fo:font-variant="normal" fo:text-transform="none" fo:color="#000000" style:font-name="Times New Roman" fo:letter-spacing="normal" fo:font-style="normal"/>
    </style:style>
    <style:style style:name="T3" style:family="text">
      <style:text-properties fo:font-variant="normal" fo:text-transform="none" fo:color="#000000" style:font-name="Times New Roman" fo:letter-spacing="normal" fo:font-style="normal" fo:font-weight="normal"/>
    </style:style>
    <style:style style:name="T4" style:family="text">
      <style:text-properties fo:font-variant="normal" fo:text-transform="none" fo:color="#000000" style:font-name="Times New Roman" fo:letter-spacing="normal" fo:font-style="normal" fo:font-weight="normal" officeooo:rsid="001ad5a3"/>
    </style:style>
    <style:style style:name="T5" style:family="text">
      <style:text-properties fo:font-variant="normal" fo:text-transform="none" fo:color="#000000" style:font-name="Times New Roman" fo:letter-spacing="normal" fo:font-style="normal" officeooo:rsid="001ad5a3"/>
    </style:style>
    <style:style style:name="T6" style:family="text">
      <style:text-properties officeooo:rsid="001bef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AB2:Python Exercise</text:p>
      <text:p text:style-name="P1"/>
      <text:p text:style-name="P1">Work on the results of LAB1 exercise done on marks.csv and complete the following task:-</text:p>
      <text:p text:style-name="P2"/>
      <text:p text:style-name="P2"><text:span text:style-name="T1">1) </text:span><text:span text:style-name="T3">Modify the above program to store an extra column in each row, which is the total marks obtained by the candidate (count "NA" as 0 marks). Then sort the list-of-lists by the total marks obtained by each candidate. Print this sorted list onto a new file. </text:span><text:span text:style-name="T4">[Outcome</text:span><text:span text:style-name="T3">: sorting a list using the "sort" command, and using a lambda function to specify the key</text:span><text:span text:style-name="T4">]</text:span></text:p>
      <text:p text:style-name="P2"/>
      <text:p text:style-name="P2"><text:span text:style-name="T1">2) </text:span><text:span text:style-name="T3">Add to the above program to create two separate 2D matrices: one with the top 20% of candidates (by total marks), and another with the bottom 40% of candidates (by total marks). </text:span><text:span text:style-name="T4">[Outcome:Sublist creation]</text:span></text:p>
      <text:p text:style-name="P4"/>
      <text:p text:style-name="P8"><text:span text:style-name="T5">H</text:span><text:span text:style-name="T2">omeWork</text:span></text:p>
      <text:p text:style-name="P5">1) <text:span text:style-name="T6">Convert </text:span>the given file <text:span text:style-name="T6">phd-test-anon.ods file into a csv file.</text:span></text:p>
      <text:p text:style-name="P6">2)Write a python script to read the csv file and print the total number of candidates who appeared for the Test. You must look for a number as the first entry in a row, and count such rows to arrive at the answer. Your program should take exactly one command-line argument, the input csv file. If the wrong number of arguments are given, the program should exit after printing the correct usage.[Outcome:command-line arguments, functions, if-then-else, loops, the csv module, regular expression matching]</text:p>
      <text:p text:style-name="P6">3)Modify the above program to store the main data (i.e. excluding the header rows) as a list of lists (2D array). And then print the number of candidates by using "len". <text:s/>[OutCome: lists, list-of-lists, the len function]</text:p>
      <text:p text:style-name="P6">4.) Modify the above program to make a list of only those candidates whose selection column has value 1. Use map on the list of lists to achieve this. Then print the total number of such candidates using the "sum" function on this list.</text:p>
      <text:p text:style-name="P6">[Outcome: using map on a list]</text:p>
      <text:p text:style-name="P6">5.) Modify the above program to make another 2D matrix. This should consist of the rows corresponding to only the selected candidates. Use the filter function to achieve this. Then print</text:p>
      <text:p text:style-name="P6">the total number of selected candidates by using "len" on this 2D matrix.</text:p>
      <text:p text:style-name="P6">[Outcome: using filter on a list]</text:p>
      <text:p text:style-name="P7"><text:span text:style-name="T3"/></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4T23:49:35.172926865</meta:creation-date>
    <dc:date>2021-09-15T00:13:48.895591038</dc:date>
    <meta:editing-duration>PT13M44S</meta:editing-duration>
    <meta:editing-cycles>2</meta:editing-cycles>
    <meta:generator>LibreOffice/5.1.6.2$Linux_X86_64 LibreOffice_project/10m0$Build-2</meta:generator>
    <meta:document-statistic meta:table-count="0" meta:image-count="0" meta:object-count="0" meta:page-count="1" meta:paragraph-count="13" meta:word-count="347" meta:character-count="2025" meta:non-whitespace-character-count="1690"/>
  </office:meta>
</office:document-meta>
</file>